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Helvetica" svg:font-family="Helvetica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6cm" style:rel-column-width="21840*"/>
    </style:style>
    <style:style style:name="Table3.B" style:family="table-column">
      <style:table-column-properties style:column-width="4.404cm" style:rel-column-width="16978*"/>
    </style:style>
    <style:style style:name="Table3.C" style:family="table-column">
      <style:table-column-properties style:column-width="3.44cm" style:rel-column-width="13259*"/>
    </style:style>
    <style:style style:name="Table3.D" style:family="table-column">
      <style:table-column-properties style:column-width="3.491cm" style:rel-column-width="13458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7.938cm" style:rel-column-width="30598*"/>
    </style:style>
    <style:style style:name="Table5.B" style:family="table-column">
      <style:table-column-properties style:column-width="1.012cm" style:rel-column-width="3902*"/>
    </style:style>
    <style:style style:name="Table5.C" style:family="table-column">
      <style:table-column-properties style:column-width="8.05cm" style:rel-column-width="31035*"/>
    </style:style>
    <style:style style:name="Table5.A1" style:family="table-cell">
      <style:table-cell-properties fo:padding="0.097cm" fo:border-left="none" fo:border-right="none" fo:border-top="none" fo:border-bottom="0.05pt solid #000000"/>
    </style:style>
    <style:style style:name="Table5.B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use-window-font-color="true" fo:font-size="10pt" style:font-size-asian="10pt" style:font-size-complex="10pt"/>
    </style:style>
    <style:style style:name="P7" style:family="paragraph" style:parent-style-name="terp_5f_default_5f_8">
      <style:paragraph-properties fo:text-align="justify" style:justify-single-word="false"/>
      <style:text-properties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T1" style:family="text">
      <style:text-properties fo:color="#dc2300"/>
    </style:style>
    <style:style style:name="T2" style:family="text">
      <style:text-properties fo:color="#dc2300" style:font-name="Helvetica" style:font-name-asian="WenQuanYi Micro Hei" style:font-name-complex="Lohit Hindi"/>
    </style:style>
    <style:style style:name="T3" style:family="text">
      <style:text-properties fo:color="#dc2300" fo:font-size="12pt" style:font-size-asian="12pt" style:font-size-complex="12pt"/>
    </style:style>
    <style:style style:name="T4" style:family="text">
      <style:text-properties fo:color="#dc2300" fo:font-size="11pt" style:font-size-asian="11pt" style:font-size-complex="11pt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font-name="Helvetica" style:font-name-asian="WenQuanYi Micro Hei" style:font-name-complex="Lohit Hindi"/>
    </style:style>
    <style:style style:name="T7" style:family="text">
      <style:text-properties style:use-window-font-color="true" style:font-name="Liberation Sans" style:font-name-asian="WenQuanYi Micro Hei" style:font-name-complex="Lohit Hindi"/>
    </style:style>
    <style:style style:name="T8" style:family="text">
      <style:text-properties style:use-window-font-color="true" style:text-outline="false" style:text-line-through-style="none" style:font-name="Liberation Serif" fo:font-size="12pt" fo:font-style="normal" fo:text-shadow="none" style:text-underline-style="none" fo:font-weight="normal" style:font-name-asian="Garamond" style:font-size-asian="12pt" style:font-style-asian="normal" style:font-weight-asian="normal" style:font-name-complex="Garamond" style:font-size-complex="12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use-window-font-color="true" fo:font-size="12pt" style:font-size-asian="12pt" style:font-size-complex="12pt"/>
    </style:style>
    <style:style style:name="T10" style:family="text">
      <style:text-properties fo:color="#ff0000"/>
    </style:style>
    <style:style style:name="T11" style:family="text">
      <style:text-properties fo:color="#ff0000" style:text-outline="false" style:text-line-through-style="none" style:font-name="Liberation Serif" fo:font-size="12pt" fo:font-style="normal" fo:text-shadow="none" style:text-underline-style="none" fo:font-weight="normal" style:font-name-asian="Garamond" style:font-size-asian="12pt" style:font-style-asian="normal" style:font-weight-asian="normal" style:font-name-complex="Garamond" style:font-size-complex="12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font-name="Helvetica" style:font-name-asian="WenQuanYi Micro Hei" style:font-name-complex="Lohit Hindi"/>
    </style:style>
    <style:style style:name="T13" style:family="text">
      <style:text-properties style:text-outline="false" style:text-line-through-style="none" style:font-name="Liberation Serif" fo:font-size="12pt" fo:font-style="normal" fo:text-shadow="none" style:text-underline-style="none" fo:font-weight="normal" style:font-name-asian="Garamond" style:font-size-asian="12pt" style:font-style-asian="normal" style:font-weight-asian="normal" style:font-name-complex="Garamond" style:font-size-complex="12pt" style:font-style-complex="normal" style:font-weight-complex="normal" style:text-emphasize="none" style:text-overline-style="none" style:text-overline-color="font-color"/>
    </style:style>
    <style:style style:name="T14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name-asian="Garamond" style:font-size-asian="12pt" style:font-style-asian="normal" style:font-weight-asian="normal" style:font-name-complex="Garamond" style:font-size-complex="12pt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8">CONTRATO DE COMPRA <text:s/>- VENTA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5">El señor <text:span text:style-name="T8"><text:text-input text:description="&lt;o.company_id.ceo&gt;">empresario</text:text-input></text:span><text:span text:style-name="T2"> <text:s text:c="70"/></text:span>por una parte </text:p>
            <text:p text:style-name="P5">Y el señor <text:span text:style-name="T8"><text:text-input text:description="&lt;o.partner_id.name&gt;">cliente</text:text-input></text:span><text:span text:style-name="T8"> </text:span><text:span text:style-name="T1"><text:s text:c="83"/></text:span>por otra, por sus propios derechos y legalmente capaces para contraer, convienen en celebrar el siguiente Contrato de Compra <text:s/>- Venta <text:s/>de conformidad a las estipulaciones que se indican a continuacion:</text:p>
          </table:table-cell>
        </table:table-row>
        <table:table-row>
          <table:table-cell table:style-name="Table2.A1" office:value-type="string">
            <text:p text:style-name="P5">El señor <text:s text:c="2"/><text:span text:style-name="T1"><text:s/></text:span><text:span text:style-name="T8"><text:text-input text:description="&lt;o.company_id.ceo&gt;">empresario</text:text-input></text:span><text:span text:style-name="T2"> <text:s text:c="40"/></text:span>vende y da en perpétua enajenación </text:p>
            <text:p text:style-name="P5">al señor <text:span text:style-name="T1"><text:s/></text:span><text:span text:style-name="T8"><text:text-input text:description="&lt;o.partner_id.name&gt;">cliente</text:text-input></text:span><text:span text:style-name="T8"> <text:s text:c="46"/></text:span>el vehículo que se detalla:</text:p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">Marca: <text:span text:style-name="T8"><text:text-input text:description="&lt;o.product_id.name&gt;">product.name</text:text-input></text:span></text:p>
          </table:table-cell>
          <table:table-cell table:style-name="Table3.A1" office:value-type="string">
            <text:p text:style-name="P5"><text:span text:style-name="T6">Color: </text:span><text:span text:style-name="T8"><text:text-input text:description="&lt;o.product_id.color&gt;">color	</text:text-input></text:span><text:span text:style-name="T2"> </text:span></text:p>
          </table:table-cell>
          <table:table-cell table:style-name="Table3.A1" table:number-columns-spanned="2" office:value-type="string">
            <text:p text:style-name="P5">Clase: <text:s/><text:span text:style-name="T8"><text:text-input text:description="&lt;o.product_id.clase&gt;">clase</text:text-input></text:span><text:span text:style-name="T2"> </text:span></text:p>
          </table:table-cell>
          <table:covered-table-cell/>
        </table:table-row>
        <table:table-row>
          <table:table-cell table:style-name="Table3.A1" office:value-type="string">
            <text:p text:style-name="P5">Motor: <text:span text:style-name="T8"><text:text-input text:description="&lt;o.product_id.motor&gt;">product.motor</text:text-input></text:span><text:span text:style-name="T6"> </text:span></text:p>
          </table:table-cell>
          <table:table-cell table:style-name="Table3.A1" office:value-type="string">
            <text:p text:style-name="P5">Chasis: <text:s text:c="2"/><text:span text:style-name="T8"><text:text-input text:description="&lt;o.product_id.chasis&gt;">chasis</text:text-input></text:span></text:p>
          </table:table-cell>
          <table:table-cell table:style-name="Table3.A1" table:number-columns-spanned="2" office:value-type="string">
            <text:p text:style-name="P5">Modelo: <text:s/><text:span text:style-name="T8"><text:text-input text:description="&lt;o.product_id.modelo&gt;">modelo</text:text-input></text:span></text:p>
          </table:table-cell>
          <table:covered-table-cell/>
        </table:table-row>
        <table:table-row>
          <table:table-cell table:style-name="Table3.A1" office:value-type="string">
            <text:p text:style-name="P3">Matriculado en: <text:span text:style-name="T6"><text:s/></text:span><text:span text:style-name="T7"><text:text-input text:description="&lt;o.product_id.matriculado&gt;">matriculado</text:text-input></text:span></text:p>
          </table:table-cell>
          <table:table-cell table:style-name="Table3.A1" office:value-type="string">
            <text:p text:style-name="P5">Bajo el No. <text:text-input text:description="&lt;o.product_id.numero&gt;">num</text:text-input></text:p>
          </table:table-cell>
          <table:table-cell table:style-name="Table3.A1" office:value-type="string">
            <text:p text:style-name="P3">Año: <text:span text:style-name="T6"><text:s/></text:span><text:span text:style-name="T7"><text:text-input text:description="&lt;o.product_id.year_matricula&gt;">año</text:text-input></text:span></text:p>
          </table:table-cell>
          <table:table-cell table:style-name="Table3.A1" office:value-type="string">
            <text:p text:style-name="P3">PLACA:<text:span text:style-name="T6"> </text:span><text:span text:style-name="T8"><text:text-input text:description="&lt;o.product_id.cae&gt;">cae</text:text-input></text:span></text:p>
          </table:table-cell>
        </table:table-row>
      </table:table>
      <text:p text:style-name="P3"/>
      <table:table table:name="Table4" table:style-name="Table4">
        <table:table-column table:style-name="Table4.A"/>
        <table:table-row>
          <table:table-cell table:style-name="Table4.A1" office:value-type="string">
            <text:p text:style-name="P5">El comprador declara haber recibido el vehículo ya descrito, con pleno conocimiento de causa a su entera satisfacción, es decir, que lo adquiere en el estado en que se encuentra, por lo cual renuncia a evicción por vicios redhibitorios, así como cualquier reclamo posterior en relación a su estado mecánico.</text:p>
          </table:table-cell>
        </table:table-row>
        <table:table-row>
          <table:table-cell table:style-name="Table4.A1" office:value-type="string">
            <text:p text:style-name="P5">El comprador paga por este vehículo la suma de $<text:span text:style-name="T13"><text:text-input text:description="&lt;o.total_pagare&gt;">total pagare</text:text-input></text:span><text:span text:style-name="T2"> </text:span>Dólares de los Estados Unidos de Norte America, Son <text:span text:style-name="T8"><text:text-input text:description="&lt;o.total_pagare_texto&gt;">total texto</text:text-input></text:span><text:span text:style-name="T5"> </text:span>Dólares de los Estados Unidos de Norte America, que se cancelan de la siguiente manera <text:span text:style-name="T6"><text:s/>$</text:span><text:span text:style-name="T6"><text:text-input text:description="&lt;o.entrada&gt;">entrada</text:text-input></text:span><text:span text:style-name="T5"> Dolares de contado a la firma del presente documento y entrega del vehículo y por el saldo restante el comprador de</text:span>cide acojerse al financiamiento otorgado para <text:s/>su adquisición.</text:p>
          </table:table-cell>
        </table:table-row>
        <table:table-row>
          <table:table-cell table:style-name="Table4.A1" office:value-type="string">
            <text:p text:style-name="P6"/>
          </table:table-cell>
        </table:table-row>
        <table:table-row>
          <table:table-cell table:style-name="Table4.A1" office:value-type="string">
            <text:p text:style-name="P6">Observaciones: </text:p>
          </table:table-cell>
        </table:table-row>
        <table:table-row>
          <table:table-cell table:style-name="Table4.A1" office:value-type="string">
            <text:p text:style-name="P3"/>
          </table:table-cell>
        </table:table-row>
        <table:table-row>
          <table:table-cell table:style-name="Table4.A1" office:value-type="string">
            <text:p text:style-name="P5">El vendedor declara también, que sobre el vehiculo ya descrito no pesa impedimento ni gravamen de ninguna especie que se oponga a la ejecución de este presente Contrato. </text:p>
          </table:table-cell>
        </table:table-row>
        <table:table-row>
          <table:table-cell table:style-name="Table4.A1" office:value-type="string">
            <text:p text:style-name="P5"/>
          </table:table-cell>
        </table:table-row>
        <table:table-row>
          <table:table-cell table:style-name="Table4.A1" office:value-type="string">
            <text:p text:style-name="P5">Para constancia firma por duplicado en <text:bookmark-start text:name="__DdeLink__2808_687798691"/><text:span text:style-name="T5"><text:text-input text:description="&lt;o.company_id.city&gt;">ciudad</text:text-input></text:span><text:bookmark-end text:name="__DdeLink__2808_687798691"/><text:span text:style-name="T5">, </text:span><text:span text:style-name="T5"><text:text-input text:description="&lt;time.strftime('%Y-%m-%d', time.strptime(o.date_order, '%Y-%m-%d %H:%M:%S'))&gt;">date_order</text:text-input></text:span><text:span text:style-name="T5">. <text:s/></text:span><text:span text:style-name="T4"><text:s/>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">f)</text:p>
          </table:table-cell>
          <table:table-cell table:style-name="Table5.B1" office:value-type="string">
            <text:p text:style-name="P1"/>
          </table:table-cell>
          <table:table-cell table:style-name="Table5.A1" office:value-type="string">
            <text:p text:style-name="P1">f)</text:p>
          </table:table-cell>
        </table:table-row>
        <table:table-row>
          <table:table-cell table:style-name="Table5.B1" office:value-type="string">
            <text:p text:style-name="P2">VENDEDOR</text:p>
          </table:table-cell>
          <table:table-cell table:style-name="Table5.B1" office:value-type="string">
            <text:p text:style-name="P2"/>
          </table:table-cell>
          <table:table-cell table:style-name="Table5.B1" office:value-type="string">
            <text:p text:style-name="P2">COMPRADOR</text:p>
          </table:table-cell>
        </table:table-row>
        <table:table-row>
          <table:table-cell table:style-name="Table5.B1" office:value-type="string">
            <text:p text:style-name="P1">Céd. No. <text:bookmark-start text:name="__DdeLink__2952_687798691"/><text:span text:style-name="T8"><text:text-input text:description="&lt;o.company_id.cedula&gt;">emp_ced</text:text-input></text:span><text:bookmark-end text:name="__DdeLink__2952_687798691"/><text:span text:style-name="T14"> </text:span></text:p>
          </table:table-cell>
          <table:table-cell table:style-name="Table5.B1" office:value-type="string">
            <text:p text:style-name="P1"/>
          </table:table-cell>
          <table:table-cell table:style-name="Table5.B1" office:value-type="string">
            <text:p text:style-name="P1">Céd. No. <text:span text:style-name="T8"><text:text-input text:description="&lt;o.partner_id.cedula&gt;">ci cliente</text:text-input></text:span><text:span text:style-name="T8"> </text:span></text:p>
          </table:table-cell>
        </table:table-row>
        <table:table-row>
          <table:table-cell table:style-name="Table5.B1" office:value-type="string">
            <text:p text:style-name="P1">Dirección <text:bookmark-start text:name="__DdeLink__2952_6877986911"/><text:span text:style-name="T8"><text:text-input text:description="&lt;o.company_id.street&gt;">emp_calle</text:text-input></text:span><text:bookmark-end text:name="__DdeLink__2952_6877986911"/><text:span text:style-name="T14"> </text:span></text:p>
          </table:table-cell>
          <table:table-cell table:style-name="Table5.B1" office:value-type="string">
            <text:p text:style-name="P1"/>
          </table:table-cell>
          <table:table-cell table:style-name="Table5.B1" office:value-type="string">
            <text:p text:style-name="P1">Dirección: <text:span text:style-name="T8"><text:text-input text:description="&lt;o.partner_id.address.street&gt;">cliente_street</text:text-input></text:span><text:span text:style-name="T8"> </text:span></text:p>
          </table:table-cell>
        </table:table-row>
        <table:table-row>
          <table:table-cell table:style-name="Table5.B1" office:value-type="string">
            <text:p text:style-name="P1"><text:bookmark-start text:name="__DdeLink__2952_68779869121"/>Teléfono<text:span text:style-name="T12"> </text:span><text:bookmark-start text:name="__DdeLink__2952_6877986912"/><text:span text:style-name="T8"><text:text-input text:description="&lt;o.company_id.phone&gt;">emp_phone</text:text-input></text:span><text:bookmark-end text:name="__DdeLink__2952_6877986912"/><text:span text:style-name="T14"> </text:span><text:bookmark-end text:name="__DdeLink__2952_68779869121"/></text:p>
          </table:table-cell>
          <table:table-cell table:style-name="Table5.B1" office:value-type="string">
            <text:p text:style-name="P1"/>
          </table:table-cell>
          <table:table-cell table:style-name="Table5.B1" office:value-type="string">
            <text:p text:style-name="P1">Teléfono: <text:span text:style-name="T8"><text:text-input text:description="&lt;o.partner_id.phone&gt;">cliente_phone</text:text-input></text:span><text:span text:style-name="T8"> </text:span></text:p>
          </table:table-cell>
        </table:table-row>
      </table:table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Helvetica" svg:font-family="Helvetica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03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IcEmAn </meta:initial-creator>
    <meta:creation-date>2012-06-05T09:56:13</meta:creation-date>
    <dc:creator>Ruth </dc:creator>
    <dc:date>2013-01-12T18:32:15</dc:date>
    <meta:editing-cycles>97</meta:editing-cycles>
    <meta:editing-duration>P1DT6H11M47S</meta:editing-duration>
    <meta:document-statistic meta:table-count="5" meta:image-count="0" meta:object-count="0" meta:page-count="1" meta:paragraph-count="30" meta:word-count="258" meta:character-count="1886" meta:non-whitespace-character-count="1387"/>
    <meta:user-defined meta:name="Info 1">http://localhost:8069</meta:user-defined>
    <meta:user-defined meta:name="Info 2">admin</meta:user-defined>
    <meta:user-defined meta:name="Info 3">513</meta:user-defined>
    <meta:user-defined meta:name="Info 4">tres.cartera</meta:user-defined>
  </office:meta>
</office:document-meta>
</file>